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ext_20_body">
      <style:paragraph-properties fo:margin-top="0.1665in" fo:margin-bottom="0.0835in" fo:keep-with-next="always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5" style:family="paragraph" style:parent-style-name="Text_20_body_20_indent_20_2">
      <style:text-properties style:font-name="Courier New1"/>
    </style:style>
    <style:style style:name="P6" style:family="paragraph" style:parent-style-name="Text_20_body_20_indent_20_2">
      <style:text-properties fo:font-size="12pt" fo:language="en" fo:country="none" style:font-size-asian="12pt" style:font-size-complex="12pt"/>
    </style:style>
    <style:style style:name="P7" style:family="paragraph" style:parent-style-name="Text_20_body_20_indent_20_2">
      <style:text-properties fo:font-size="12pt" style:font-size-asian="12pt" style:font-size-complex="12pt"/>
    </style:style>
    <style:style style:name="P8" style:family="paragraph" style:parent-style-name="Heading_20_3">
      <style:text-properties fo:font-size="14pt" style:font-size-asian="14pt" style:font-size-complex="14pt"/>
    </style:style>
    <style:style style:name="P9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8" text:outline-level="3">Popup</text:h>
      <text:p text:style-name="P6"><text:span text:style-name="Source_20_Text"><text:span text:style-name="T3">A container that is displayed as a popup. The popup window does not have any special frame. Popups can be displayed when an element is clicked by assigning the id of the popup to either the </text:span></text:span><text:span text:style-name="Source_20_Text"><text:span text:style-name="T2">XulElement.setPopup(java.lang.String)</text:span></text:span><text:span text:style-name="Source_20_Text"><text:span text:style-name="T3">, </text:span></text:span><text:span text:style-name="Source_20_Text"><text:span text:style-name="T2">XulElement.setContext(java.lang.String)</text:span></text:span><text:span text:style-name="Source_20_Text"><text:span text:style-name="T3"> or </text:span></text:span><text:span text:style-name="Source_20_Text"><text:span text:style-name="T2">XulElement.setTooltip(java.lang.String)</text:span></text:span><text:span text:style-name="Source_20_Text"><text:span text:style-name="T3"> attribute of the element</text:span></text:span><text:span text:style-name="Source_20_Text"><text:span text:style-name="T2">. </text:span></text:span></text:p>
      <text:p text:style-name="P1"><draw:frame draw:style-name="fr1" draw:name="graphics1" text:anchor-type="paragraph" svg:width="4.7709in" svg:height="1.3752in" draw:z-index="0"><draw:image xlink:href="../images/Popup.png" xlink:type="simple" xlink:show="embed" xlink:actuate="onLoad" draw:filter-name="&lt;All formats&gt;"/></draw:frame></text:p>
      <text:p text:style-name="Code_20_Indent_20_2">&lt;label value="Move Mouse Over Me!" tooltip="editPopup"/&gt;</text:p>
      <text:p text:style-name="Code_20_Indent_20_2"><text:tab/>&lt;separator bar="true"/&gt;</text:p>
      <text:p text:style-name="Code_20_Indent_20_2"><text:tab/>&lt;label value="Tooptip for Another Popup" tooltip="any"/&gt;</text:p>
      <text:p text:style-name="Code_20_Indent_20_2"><text:tab/>&lt;separator bar="true"/&gt;</text:p>
      <text:p text:style-name="Code_20_Indent_20_2"><text:tab/>...</text:p>
      <text:p text:style-name="Code_20_Indent_20_2"><text:tab/>&lt;popup id="any" width="300px"&gt;</text:p>
      <text:p text:style-name="Code_20_Indent_20_2"><text:tab/><text:tab/>&lt;vbox&gt;</text:p>
      <text:p text:style-name="Code_20_Indent_20_2"><text:tab/><text:tab/><text:tab/>ZK simply rich.</text:p>
      <text:p text:style-name="Code_20_Indent_20_2"><text:tab/><text:tab/><text:tab/>&lt;toolbarbutton label="ZK your killer Web application now!" href="http://www.zkoss.org"/&gt;</text:p>
      <text:p text:style-name="Code_20_Indent_20_2"><text:tab/><text:tab/>&lt;/vbox&gt;</text:p>
      <text:p text:style-name="Code_20_Indent_20_2"><text:tab/>&lt;/popup&gt;</text:p>
      <text:h text:style-name="Heading_20_4" text:outline-level="4">Class Name</text:h>
      <text:p text:style-name="P5"><text:span text:style-name="Source_20_Text"><text:span text:style-name="T1">org.zkoss.zul.popup</text:span></text:span> </text:p>
      <text:h text:style-name="Heading_20_4" text:outline-level="4">Supported Child Components</text:h>
      <text:p text:style-name="P7">*ALL</text:p>
      <text:h text:style-name="P4" text:outline-level="4">Supported Events</text:h>
      <text:p text:style-name="P7">*NONE</text:p>
      <text:h text:style-name="P11" text:outline-level="4">Attributes</text:h>
      <text:p text:style-name="P7">*NONE</text:p>
      <text:h text:style-name="P12" text:outline-level="4">Methods</text:h>
      <text:p text:style-name="P7"><text:bookmark text:name="id456518"/>*NONE</text:p>
      <text:p text:style-name="P9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2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0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0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0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04T10:30:13</dc:date>
    <dc:language>en-US</dc:language>
    <meta:editing-cycles>145</meta:editing-cycles>
    <meta:editing-duration>PT8H31M4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8" meta:word-count="113" meta:character-count="909"/>
  </office:meta>
</office:document-meta>
</file>